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fill-color="#dddddd" draw:textarea-horizontal-align="justify" draw:textarea-vertical-align="middle" draw:auto-grow-height="false" fo:min-height="3.188cm" fo:min-width="6.748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4" style:family="graphic" style:parent-style-name="objectwithoutfill">
      <style:graphic-properties svg:stroke-width="0.035cm" svg:stroke-color="#000000" draw:marker-start-width="0.352cm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352cm" draw:marker-end="Arrow" draw:marker-end-width="0.352cm" svg:stroke-linecap="round" draw:fill="none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3.81cm" svg:x="32.75cm" svg:y="2.27cm">
          <text:p text:style-name="P1">Thing</text:p>
          <draw:enhanced-geometry svg:viewBox="0 0 21600 21600" draw:path-stretchpoint-x="10800" draw:path-stretchpoint-y="10800" draw:text-areas="?f3 ?f4 ?f5 ?f6" draw:type="round-rectangle" draw:modifiers="1416.950931514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.62cm" svg:height="1.27cm" svg:x="32.75cm" svg:y="7.35cm">
          <draw:text-box>
            <text:p>Loose Text</text:p>
          </draw:text-box>
        </draw:frame>
        <draw:frame draw:style-name="gr3" draw:text-style-name="P3" draw:layer="layout" svg:width="7.62cm" svg:height="1.27cm" svg:x="32.75cm" svg:y="9.89cm">
          <draw:text-box>
            <text:p text:style-name="P1">Loose Centered Text</text:p>
          </draw:text-box>
        </draw:frame>
        <draw:line draw:style-name="gr4" draw:text-style-name="P4" draw:layer="layout" svg:x1="32.75cm" svg:y1="12.43cm" svg:x2="40.37cm" svg:y2="12.43cm">
          <text:p/>
        </draw:line>
        <draw:path draw:style-name="gr5" draw:text-style-name="P4" draw:layer="layout" svg:width="7.619cm" svg:height="0cm" svg:x="32.75cm" svg:y="13.7cm" svg:viewBox="0 0 7620 0" svg:d="M0 0c2540 0 5080 0 7620 0">
          <text:p/>
        </draw:path>
        <draw:frame draw:style-name="gr2" draw:text-style-name="P3" draw:layer="layout" svg:width="7.62cm" svg:height="1.27cm" svg:x="32.75cm" svg:y="14.97cm">
          <draw:text-box>
            <text:p><text:span text:style-name="T1">Head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9M7S</meta:editing-duration>
    <meta:editing-cycles>5</meta:editing-cycles>
    <meta:generator>LibreOffice/5.3.4.2$Windows_X86_64 LibreOffice_project/f82d347ccc0be322489bf7da61d7e4ad13fe2ff3</meta:generator>
    <dc:date>2017-10-25T14:25:30.710000000</dc:date>
    <meta:document-statistic meta:object-count="6"/>
  </office:meta>
</office:document-meta>
</file>